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T24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5" style:parent-style-name="Основнойшрифтабзаца" style:family="text">
      <style:text-properties style:font-name="Courier New" fo:language="en" fo:country="US"/>
    </style:style>
    <style:style style:name="P26" style:parent-style-name="Textbody" style:family="paragraph">
      <style:paragraph-properties fo:margin-bottom="0.0833in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font-weight="bold" style:font-weight-asian="bold"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style:letter-kerning="false" style:text-position="super 64.2%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Textbody" style:family="paragraph">
      <style:paragraph-properties fo:margin-bottom="0.0833in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weight="bold" style:font-weight-asian="bold" fo:language="en" fo:country="US"/>
    </style:style>
    <style:style style:name="T37" style:parent-style-name="Основнойшрифтабзаца" style:family="text">
      <style:text-properties fo:font-weight="bold" style:font-weight-asian="bold"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font-weight="bold" style:font-weight-asian="bold"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Textbody" style:family="paragraph">
      <style:paragraph-properties fo:margin-bottom="0.0833in"/>
    </style:style>
    <style:style style:name="T42" style:parent-style-name="Основнойшрифтабзаца" style:family="text">
      <style:text-properties fo:font-weight="bold" style:font-weight-asian="bold"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Textbody" style:family="paragraph">
      <style:paragraph-properties fo:margin-bottom="0.0833in"/>
    </style:style>
    <style:style style:name="T45" style:parent-style-name="Основнойшрифтабзаца" style:family="text">
      <style:text-properties fo:font-weight="bold" style:font-weight-asian="bold"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Textbody" style:family="paragraph">
      <style:paragraph-properties fo:margin-bottom="0.0833in"/>
    </style:style>
    <style:style style:name="T48" style:parent-style-name="Основнойшрифтабзаца" style:family="text">
      <style:text-properties fo:font-weight="bold" style:font-weight-asian="bold"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Textbody" style:family="paragraph">
      <style:paragraph-properties fo:margin-bottom="0.0833in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Textbody" style:family="paragraph">
      <style:paragraph-properties fo:margin-bottom="0.0833in"/>
    </style:style>
    <style:style style:name="T56" style:parent-style-name="Основнойшрифтабзаца" style:family="text">
      <style:text-properties fo:font-weight="bold" style:font-weight-asian="bold"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Textbody" style:family="paragraph">
      <style:paragraph-properties fo:margin-bottom="0.0833in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Textbody" style:family="paragraph">
      <style:paragraph-properties fo:margin-bottom="0.0833in"/>
    </style:style>
    <style:style style:name="T62" style:parent-style-name="Основнойшрифтабзаца" style:family="text">
      <style:text-properties fo:font-weight="bold" style:font-weight-asian="bold"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" style:family="paragraph">
      <style:paragraph-properties fo:margin-bottom="0.0833in"/>
    </style:style>
    <style:style style:name="T65" style:parent-style-name="Основнойшрифтабзаца" style:family="text">
      <style:text-properties fo:font-weight="bold" style:font-weight-asian="bold"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Textbody" style:family="paragraph">
      <style:paragraph-properties fo:margin-bottom="0.0833in"/>
    </style:style>
    <style:style style:name="T69" style:parent-style-name="Основнойшрифтабзаца" style:family="text">
      <style:text-properties fo:font-weight="bold" style:font-weight-asian="bold"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Textbody" style:family="paragraph">
      <style:paragraph-properties fo:margin-bottom="0.0833in"/>
    </style:style>
    <style:style style:name="T72" style:parent-style-name="Основнойшрифтабзаца" style:family="text">
      <style:text-properties fo:font-weight="bold" style:font-weight-asian="bold"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Textbody" style:family="paragraph">
      <style:paragraph-properties fo:margin-bottom="0.0833in"/>
    </style:style>
    <style:style style:name="T75" style:parent-style-name="Основнойшрифтабзаца" style:family="text">
      <style:text-properties fo:font-weight="bold" style:font-weight-asian="bold"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style:text-position="sub 64.2%"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margin-bottom="0.0833in"/>
    </style:style>
    <style:style style:name="T80" style:parent-style-name="Основнойшрифтабзаца" style:family="text">
      <style:text-properties fo:font-weight="bold" style:font-weight-asian="bold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style:text-position="sub 64.2%"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Textbody" style:family="paragraph">
      <style:paragraph-properties fo:margin-bottom="0.0833in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font-weight="bold" style:font-weight-asian="bold"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text-properties fo:language="en" fo:country="US"/>
    </style:style>
    <style:style style:name="P91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waterph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</text:span><text:span text:style-name="T11"><text:s/>by<text:s/></text:span><text:span text:style-name="T12">pressure</text:span><text:span text:style-name="T13"><text:s/>and<text:s/></text:span><text:span text:style-name="T14">enthalpy</text:span><text:span text:style-name="T15">. Range: for pressure – from 0.09 to 50 MPa, for temperature – from 10 to 800 °С.</text:span></text:p>
            <text:p text:style-name="P16">Record of the function<text:s/>appears as follows:</text:p>
            <text:p text:style-name="P17"><text:span text:style-name="T18">waterph</text:span><text:span text:style-name="T19">(P, H, flag);</text:span></text:p>
            <text:p text:style-name="P20">For example, record</text:p>
            <text:p text:style-name="P21"><text:span text:style-name="T22">v_spec<text:s/></text:span><text:span text:style-name="T23">=<text:s/></text:span><text:span text:style-name="T24">waterph</text:span><text:span text:style-name="T25">(1е5, 40, 4);</text:span></text:p>
            <text:p text:style-name="P26"><text:span text:style-name="T27">corresponds to calculation of specific volume of water<text:s/></text:span><text:span text:style-name="T28">v_spec</text:span><text:span text:style-name="T29"><text:s/>(</text:span><text:span text:style-name="T30">flag</text:span><text:span text:style-name="T31"><text:s/>is equal to 4) with pressure of 1·10</text:span><text:span text:style-name="T32">5</text:span><text:span text:style-name="T33"><text:s/>Pa (0.1 MPa) and enthalpy of 40 J/kg.</text:span></text:p>
            <text:p text:style-name="P34"><text:span text:style-name="T35">Values of parameter<text:s/></text:span><text:span text:style-name="T36">f</text:span><text:span text:style-name="T37">lag</text:span><text:span text:style-name="T38"><text:s/>can vary from 1 to 12 and correspond to calculation of the following thermodynamic characteristics of<text:s/></text:span><text:span text:style-name="T39">water</text:span><text:span text:style-name="T40">:</text:span></text:p>
            <text:p text:style-name="P41"><text:span text:style-name="T42">1</text:span><text:span text:style-name="T43"><text:s/>– pressure;</text:span></text:p>
            <text:p text:style-name="P44"><text:span text:style-name="T45">2</text:span><text:span text:style-name="T46"><text:s/>– temperature;</text:span></text:p>
            <text:p text:style-name="P47"><text:span text:style-name="T48">3</text:span><text:span text:style-name="T49"><text:s/>–<text:s/></text:span><text:span text:style-name="T50">enthalpy</text:span><text:span text:style-name="T51">;</text:span></text:p>
            <text:p text:style-name="P52"><text:span text:style-name="T53">4</text:span><text:span text:style-name="T54"><text:s/>– specific volume;</text:span></text:p>
            <text:p text:style-name="P55"><text:span text:style-name="T56">5</text:span><text:span text:style-name="T57"><text:s/>– Prandtl number;</text:span></text:p>
            <text:p text:style-name="P58"><text:span text:style-name="T59">6</text:span><text:span text:style-name="T60"><text:s/>– dynamic viscosity;</text:span></text:p>
            <text:p text:style-name="P61"><text:span text:style-name="T62">7</text:span><text:span text:style-name="T63"><text:s/>– heat conductivity factor;</text:span></text:p>
            <text:p text:style-name="P64"><text:span text:style-name="T65">8</text:span><text:span text:style-name="T66"><text:s/>–<text:s/></text:span><text:span text:style-name="T67">entropy;</text:span></text:p>
            <text:p text:style-name="P68"><text:span text:style-name="T69">9</text:span><text:span text:style-name="T70"><text:s/>– specific heat capacity Cp;</text:span></text:p>
            <text:p text:style-name="P71"><text:span text:style-name="T72">10</text:span><text:span text:style-name="T73"><text:s/>– specific heat capacity Cv;</text:span></text:p>
            <text:p text:style-name="P74"><text:span text:style-name="T75">11</text:span><text:span text:style-name="T76"><text:s/>– derivative density for enthalpy with constant pressure (∂ρ/∂i)</text:span><text:span text:style-name="T77">P</text:span><text:span text:style-name="T78">;</text:span></text:p>
            <text:p text:style-name="P79"><text:span text:style-name="T80">12</text:span><text:span text:style-name="T81"><text:s/>– derivative density for pressure with constant volume (∂ρ/∂p)</text:span><text:span text:style-name="T82">V</text:span><text:span text:style-name="T83">;</text:span></text:p>
            <text:p text:style-name="P84"><text:span text:style-name="T85">Input parameters and return values of therm</text:span><text:span text:style-name="T86">odynamic parameters of<text:s/></text:span><text:span text:style-name="T87">water</text:span><text:span text:style-name="T88"><text:s/>are presented in SI system (except temperature that is measured in °</text:span>С<text:span text:style-name="T89">).</text:span></text:p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aterph</dc:title>
    <dc:creator>Виктория</dc:creator>
    <meta:creation-date>2014-06-17T11:53:00Z</meta:creation-date>
    <dc:date>2014-06-17T12:03:00Z</dc:date>
    <meta:template xlink:href="Normal" xlink:type="simple"/>
    <meta:editing-cycles>3</meta:editing-cycles>
    <meta:editing-duration>PT11340S</meta:editing-duration>
    <meta:document-statistic meta:page-count="1" meta:paragraph-count="2" meta:word-count="157" meta:character-count="1054" meta:row-count="7" meta:non-whitespace-character-count="899"/>
  </office:meta>
</office:document-meta>
</file>